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5D5500005879F6C1022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nual test plan</text:p>
      <text:p text:style-name="Standard"/>
      <text:p text:style-name="Standard">Open up the app</text:p>
      <text:list xml:id="list1128188481452445331" text:style-name="L2">
        <text:list-item>
          <text:list>
            <text:list-item>
              <text:p text:style-name="P1">Ensure that the app does not crash on load.</text:p>
            </text:list-item>
            <text:list-item>
              <text:p text:style-name="P1">One should see a star-like shape composed of a center point, an inner pentagon, and an outer pentagon. Its structure should resemble this shape:</text:p>
            </text:list-item>
          </text:list>
        </text:list-item>
      </text:list>
      <text:p text:style-name="Standard"><draw:frame draw:style-name="fr1" draw:name="graphics1" text:anchor-type="paragraph" svg:x="1.9555in" svg:y="0.0299in" svg:width="2.8866in" svg:height="2.7362in" draw:z-index="0"><draw:image xlink:href="Pictures/2000000700005D5500005879F6C1022A.svm" xlink:type="simple" xlink:show="embed" xlink:actuate="onLoad"/></draw:frame></text:p>
      <text:p text:style-name="Standard"/>
      <text:list xml:id="list23447902" text:continue-numbering="true" text:style-name="L2">
        <text:list-item>
          <text:list>
            <text:list-item>
              <text:p text:style-name="P1">Each of the hubs should start out as a different color, except for the white ones which may be numerous.</text:p>
            </text:list-item>
            <text:list-item>
              <text:p text:style-name="P1">Soon after starting the game, little circles should come out of the hubs with the same color.</text:p>
            </text:list-item>
            <text:list-item>
              <text:p text:style-name="P1">Sometimes different colored units may encounter each other. They should STOP moving and fight to the death.</text:p>
            </text:list-item>
            <text:list-item>
              <text:p text:style-name="P1">Units attacking hubs will make them darken until they are transformed into the color of the units attacking it.</text:p>
            </text:list-item>
            <text:list-item>
              <text:p text:style-name="P1">If a Unit tries capturing a non-adjacent hub, they can attack it all they like, but they can never capture it.</text:p>
            </text:list-item>
          </text:list>
        </text:list-item>
      </text:list>
      <text:p text:style-name="Standard"/>
      <text:p text:style-name="P2">Bots:</text:p>
      <text:list xml:id="list23451004" text:continue-numbering="true" text:style-name="L2">
        <text:list-item>
          <text:list>
            <text:list-item>
              <text:p text:style-name="P1">They should begin to travel to adjacent hubs (adjacent would mean there is a line connection) until they cannot get any closer.</text:p>
            </text:list-item>
            <text:list-item>
              <text:p text:style-name="P1">At no point should a unit of a given color begin attacking a hub that is not adjacent to one of its hubs. (A blue unit can only attack hubs adjacent to blue hubs, for example).</text:p>
            </text:list-item>
          </text:list>
        </text:list-item>
      </text:list>
      <text:p text:style-name="Standard"/>
      <text:p text:style-name="P2">Human<text:span text:style-name="T1">:</text:span></text:p>
      <text:list xml:id="list23448288" text:continue-numbering="true" text:style-name="L2">
        <text:list-item>
          <text:list>
            <text:list-item>
              <text:p text:style-name="P1">Scrolling and scaling the screen should shift and zoom the game view respectively.</text:p>
            </text:list-item>
            <text:list-item>
              <text:p text:style-name="P1">Tapping on the screen not only creates a square in the location of the tap (that quickly shrinks into nothingness) but also directs the Human player's units (colored green) to that square's location.</text:p>
            </text:list-item>
            <text:list-item>
              <text:p text:style-name="P1">If the tap lands on an enemy tower, the units will begin attacking that tower.</text:p>
            </text:list-item>
            <text:list-item>
              <text:p text:style-name="P1">No combination of scrolls, scales, and taps should make the game slow down or crash. (Go crazy.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 Rock</meta:initial-creator>
    <meta:creation-date>2014-11-13T03:12:21.07</meta:creation-date>
    <meta:document-statistic meta:table-count="0" meta:image-count="1" meta:object-count="0" meta:page-count="1" meta:paragraph-count="17" meta:word-count="285" meta:character-count="1525"/>
    <dc:date>2014-11-13T03:28:35.92</dc:date>
    <dc:creator>J Rock</dc:creator>
    <meta:editing-duration>PT1M4S</meta:editing-duration>
    <meta:editing-cycles>1</meta:editing-cycles>
    <meta:generator>OpenOffice/4.1.1$Win32 OpenOffice.org_project/411m6$Build-9775</meta:generator>
  </office:meta>
</office:document-meta>
</file>